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640" officeooo:paragraph-rsid="0016f640"/>
    </style:style>
    <style:style style:name="P2" style:family="paragraph" style:parent-style-name="Standard">
      <style:text-properties officeooo:rsid="0017b313" officeooo:paragraph-rsid="0017b313"/>
    </style:style>
    <style:style style:name="T1" style:family="text">
      <style:text-properties officeooo:rsid="0017b3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c Daling</text:p>
      <text:p text:style-name="P1">27 Jan 2017</text:p>
      <text:p text:style-name="P1">CSE 4252, Madrid</text:p>
      <text:p text:style-name="P1">Project Proposal</text:p>
      <text:p text:style-name="P1"/>
      <text:p text:style-name="P1">The proposed game is a math identities/GRE Study tool. The user will be shown a mathematical identify, equation, series, etc. and will be asked to either answer multiple choice or fill in the blank. The multiple choice options will be randomized from large pool of answers. The fill in the blank will be things like the names of series, the next term in a series, etc. <text:span text:style-name="T1">Before starting, the user will pick a time limit for how long he/she will study. The round will end after that amount of time and give a score report. </text:span></text:p>
      <text:p text:style-name="P1"/>
      <text:p text:style-name="P1">Scores will be assigned to each question and recorded over time. Incorrect answers will be saved to a file for review. Additionally, weights will be assigned to questions according to how many times the user gets the correct/incorrect answer to determine how many times the question will repeat. </text:p>
      <text:p text:style-name="P1"/>
      <text:p text:style-name="P1">For each round, the user will “login” as a user or create an new user. Data will be recorded for each session as well as overall such as average time per question overall score, % correct, etc. These will be saved to files and able to be viewed by the user to chart progress.</text:p>
      <text:p text:style-name="P1"/>
      <text:p text:style-name="P1">I recognize that I will have to manually enter each of these questions and they may be difficult to read in the terminal but I have wanted to memorize these for a while so I figure this is a good way to kill two birds. </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22:04:11.810173687</meta:creation-date>
    <dc:date>2017-01-27T22:18:38.934690470</dc:date>
    <meta:editing-duration>PT3M16S</meta:editing-duration>
    <meta:editing-cycles>1</meta:editing-cycles>
    <meta:document-statistic meta:table-count="0" meta:image-count="0" meta:object-count="0" meta:page-count="1" meta:paragraph-count="8" meta:word-count="252" meta:character-count="1364" meta:non-whitespace-character-count="1117"/>
    <meta:generator>LibreOffice/5.1.4.2$Linux_X86_64 LibreOffice_project/10m0$Build-2</meta:generator>
  </office:meta>
</office:document-meta>
</file>